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fo:line-height="200%"/>
    </style:style>
    <style:style style:name="T2" style:parent-style-name="DefaultParagraphFont" style:family="text">
      <style:text-properties style:font-name="Times New Roman" style:font-name-complex="Times New Roman" fo:font-weight="bold" style:font-weight-asian="bold"/>
    </style:style>
    <style:style style:name="P3" style:parent-style-name="Standard" style:family="paragraph">
      <style:paragraph-properties fo:text-align="center" fo:line-height="200%"/>
    </style:style>
    <style:style style:name="T4" style:parent-style-name="DefaultParagraphFont" style:family="text">
      <style:text-properties style:font-name="Times New Roman" style:font-name-complex="Times New Roman" fo:font-weight="bold" style:font-weight-asian="bold"/>
    </style:style>
    <style:style style:name="P5" style:parent-style-name="Standard" style:family="paragraph">
      <style:paragraph-properties fo:text-align="center" fo:line-height="200%"/>
    </style:style>
    <style:style style:name="T6" style:parent-style-name="DefaultParagraphFont" style:family="text">
      <style:text-properties style:font-name="Times New Roman" style:font-name-complex="Times New Roman" fo:font-weight="bold" style:font-weight-asian="bold" style:font-weight-complex="bold"/>
    </style:style>
    <style:style style:name="P7" style:parent-style-name="Standard" style:family="paragraph">
      <style:paragraph-properties fo:line-height="200%"/>
      <style:text-properties style:font-name="Times New Roman" style:font-name-complex="Times New Roman" fo:font-weight="bold" style:font-weight-asian="bold" style:font-weight-complex="bold"/>
    </style:style>
    <style:style style:name="P8" style:parent-style-name="Standard" style:family="paragraph">
      <style:paragraph-properties fo:text-align="center" fo:line-height="200%"/>
      <style:text-properties style:font-name="Times New Roman" style:font-name-complex="Times New Roman" fo:font-weight="bold" style:font-weight-asian="bold" style:font-weight-complex="bold"/>
    </style:style>
    <style:style style:name="P9" style:parent-style-name="Standard" style:family="paragraph">
      <style:paragraph-properties fo:text-align="center" fo:line-height="200%"/>
    </style:style>
    <style:style style:name="T10" style:parent-style-name="DefaultParagraphFont" style:family="text">
      <style:text-properties style:font-name="Times New Roman" style:font-name-complex="Times New Roman" style:font-weight-complex="bold"/>
    </style:style>
    <style:style style:name="P11" style:parent-style-name="Standard" style:family="paragraph">
      <style:paragraph-properties fo:text-align="center" fo:line-height="200%"/>
    </style:style>
    <style:style style:name="T12" style:parent-style-name="DefaultParagraphFont" style:family="text">
      <style:text-properties style:font-name="Times New Roman" style:font-name-complex="Times New Roman" style:font-weight-complex="bold"/>
    </style:style>
    <style:style style:name="P13" style:parent-style-name="Standard" style:family="paragraph">
      <style:paragraph-properties fo:text-align="center" fo:line-height="200%"/>
    </style:style>
    <style:style style:name="T14" style:parent-style-name="DefaultParagraphFont" style:family="text">
      <style:text-properties style:font-name="Times New Roman" style:font-name-complex="Times New Roman" style:font-weight-complex="bold"/>
    </style:style>
    <style:style style:name="P15" style:parent-style-name="Standard" style:family="paragraph">
      <style:paragraph-properties fo:text-align="center" fo:line-height="200%"/>
    </style:style>
    <style:style style:name="T16" style:parent-style-name="DefaultParagraphFont" style:family="text">
      <style:text-properties style:font-name="Times New Roman" style:font-name-complex="Times New Roman" style:font-weight-complex="bold"/>
    </style:style>
    <style:style style:name="P17" style:parent-style-name="Standard" style:family="paragraph">
      <style:paragraph-properties fo:text-align="center" fo:line-height="200%"/>
      <style:text-properties style:font-name="Times New Roman" style:font-name-complex="Times New Roman" style:font-weight-complex="bold"/>
    </style:style>
    <style:style style:name="P18" style:parent-style-name="Standard" style:family="paragraph">
      <style:paragraph-properties fo:text-align="center" fo:line-height="200%"/>
    </style:style>
    <style:style style:name="T19" style:parent-style-name="DefaultParagraphFont" style:family="text">
      <style:text-properties style:font-name="Times New Roman" style:font-name-complex="Times New Roman" style:font-weight-complex="bold" fo:language="en" fo:country="US" style:language-complex="en" style:country-complex="US"/>
    </style:style>
    <style:style style:name="P20" style:parent-style-name="Standard" style:family="paragraph">
      <style:paragraph-properties fo:text-align="center" fo:line-height="200%"/>
      <style:text-properties style:font-name="Times New Roman" style:font-name-complex="Times New Roman" style:font-weight-complex="bold" fo:language="en" fo:country="US" style:language-complex="en" style:country-complex="US"/>
    </style:style>
    <style:style style:name="P21" style:parent-style-name="Standard" style:family="paragraph">
      <style:paragraph-properties fo:text-align="center" fo:line-height="200%"/>
    </style:style>
    <style:style style:name="T22" style:parent-style-name="DefaultParagraphFont" style:family="text">
      <style:text-properties style:font-name="Times New Roman" style:font-name-complex="Times New Roman" fo:font-weight="bold" style:font-weight-asian="bold" style:font-weight-complex="bold" fo:language="en" fo:country="US" style:language-complex="en" style:country-complex="US"/>
    </style:style>
    <style:style style:name="P23" style:parent-style-name="Standard" style:family="paragraph">
      <style:paragraph-properties fo:text-align="center" fo:line-height="200%"/>
      <style:text-properties style:font-name="Times New Roman" style:font-name-complex="Times New Roman" style:font-weight-complex="bold" fo:language="en" fo:country="US" style:language-complex="en" style:country-complex="US"/>
    </style:style>
    <style:style style:name="P24" style:parent-style-name="Standard" style:family="paragraph">
      <style:paragraph-properties fo:text-align="center" fo:line-height="200%"/>
    </style:style>
    <style:style style:name="T25" style:parent-style-name="DefaultParagraphFont" style:family="text">
      <style:text-properties style:font-name="Times New Roman" style:font-name-complex="Times New Roman" style:font-weight-complex="bold" fo:language="en" fo:country="US" style:language-complex="en" style:country-complex="US"/>
    </style:style>
    <style:style style:name="P26" style:parent-style-name="Standard" style:family="paragraph">
      <style:paragraph-properties fo:text-align="center" fo:line-height="200%"/>
      <style:text-properties style:font-name="Times New Roman" style:font-name-complex="Times New Roman" style:font-weight-complex="bold" fo:language="en" fo:country="US" style:language-complex="en" style:country-complex="US"/>
    </style:style>
    <style:style style:name="P27" style:parent-style-name="Standard" style:family="paragraph">
      <style:paragraph-properties fo:text-align="center" fo:line-height="200%"/>
    </style:style>
    <style:style style:name="T28" style:parent-style-name="DefaultParagraphFont" style:family="text">
      <style:text-properties style:font-name="Times New Roman" style:font-name-complex="Times New Roman" fo:font-weight="bold" style:font-weight-asian="bold" style:font-weight-complex="bold" fo:language="en" fo:country="US" style:language-complex="en" style:country-complex="US"/>
    </style:style>
    <style:style style:name="T29" style:parent-style-name="DefaultParagraphFont" style:family="text">
      <style:text-properties style:font-name="Times New Roman" style:font-name-complex="Times New Roman" fo:font-weight="bold" style:font-weight-asian="bold" style:font-weight-complex="bold" fo:language="en" fo:country="US" style:language-complex="en" style:country-complex="US"/>
    </style:style>
    <style:style style:name="P30" style:parent-style-name="Standard" style:family="paragraph">
      <style:paragraph-properties fo:text-align="center" fo:line-height="200%"/>
    </style:style>
    <style:style style:name="T31" style:parent-style-name="DefaultParagraphFont" style:family="text">
      <style:text-properties style:font-name="Times New Roman" style:font-name-complex="Times New Roman" fo:font-weight="bold" style:font-weight-asian="bold" style:font-weight-complex="bold" fo:language="en" fo:country="US" style:language-complex="en" style:country-complex="US"/>
    </style:style>
    <style:style style:name="P32" style:parent-style-name="Standard" style:family="paragraph">
      <style:paragraph-properties fo:text-align="center" fo:line-height="200%"/>
      <style:text-properties style:font-name="Times New Roman" style:font-name-complex="Times New Roman" fo:font-weight="bold" style:font-weight-asian="bold" style:font-weight-complex="bold" style:language-complex="en" style:country-complex="US"/>
    </style:style>
    <style:style style:name="P33" style:parent-style-name="Standard" style:family="paragraph">
      <style:paragraph-properties fo:text-align="center" fo:line-height="200%"/>
      <style:text-properties style:font-name="Times New Roman" style:font-name-complex="Times New Roman" fo:font-weight="bold" style:font-weight-asian="bold" style:font-weight-complex="bold" style:language-complex="en" style:country-complex="US"/>
    </style:style>
    <style:style style:name="P34" style:parent-style-name="Standard" style:family="paragraph">
      <style:paragraph-properties fo:text-align="center" fo:line-height="200%"/>
      <style:text-properties style:font-name="Times New Roman" style:font-name-complex="Times New Roman" fo:font-weight="bold" style:font-weight-asian="bold" style:font-weight-complex="bold" style:language-complex="en" style:country-complex="US"/>
    </style:style>
    <style:style style:name="P35" style:parent-style-name="Standard" style:family="paragraph">
      <style:paragraph-properties fo:text-align="center" fo:line-height="200%"/>
      <style:text-properties style:font-name="Times New Roman" style:font-name-complex="Times New Roman" fo:font-weight="bold" style:font-weight-asian="bold" style:font-weight-complex="bold" style:language-complex="en" style:country-complex="US"/>
    </style:style>
    <style:style style:name="P36" style:parent-style-name="Standard" style:family="paragraph">
      <style:paragraph-properties fo:text-align="center" fo:line-height="200%"/>
      <style:text-properties style:font-name="Times New Roman" style:font-name-complex="Times New Roman" fo:font-weight="bold" style:font-weight-asian="bold" style:font-weight-complex="bold" style:language-complex="en" style:country-complex="US"/>
    </style:style>
    <style:style style:name="P37" style:parent-style-name="Standard" style:family="paragraph">
      <style:text-properties style:font-name="Times New Roman" style:font-name-complex="Times New Roman" fo:font-weight="bold" style:font-weight-asian="bold" style:font-weight-complex="bold" style:language-complex="en" style:country-complex="US"/>
    </style:style>
    <style:style style:name="P38" style:parent-style-name="Standard" style:family="paragraph">
      <style:paragraph-properties fo:text-align="center" fo:line-height="200%"/>
    </style:style>
    <style:style style:name="T39" style:parent-style-name="DefaultParagraphFont" style:family="text">
      <style:text-properties style:font-name="Times New Roman" style:font-name-complex="Times New Roman" fo:font-weight="bold" style:font-weight-asian="bold" style:font-weight-complex="bold" style:language-complex="en" style:country-complex="US"/>
    </style:style>
    <style:style style:name="P40" style:parent-style-name="Standard" style:family="paragraph">
      <style:paragraph-properties fo:text-align="center" fo:line-height="200%"/>
    </style:style>
    <style:style style:name="T41" style:parent-style-name="DefaultParagraphFont" style:family="text">
      <style:text-properties style:font-name="Times New Roman" style:font-name-complex="Times New Roman" fo:font-weight="bold" style:font-weight-asian="bold" style:font-weight-complex="bold" style:language-complex="en" style:country-complex="US"/>
    </style:style>
    <style:style style:name="P42" style:parent-style-name="Standard" style:family="paragraph">
      <style:paragraph-properties fo:text-align="center" fo:line-height="200%"/>
    </style:style>
    <style:style style:name="T43" style:parent-style-name="DefaultParagraphFont" style:family="text">
      <style:text-properties style:font-name="Times New Roman" style:font-name-complex="Times New Roman" fo:font-weight="bold" style:font-weight-asian="bold" style:font-weight-complex="bold" style:language-complex="en" style:country-complex="US"/>
    </style:style>
    <style:style style:name="P44" style:parent-style-name="Standard" style:family="paragraph">
      <style:paragraph-properties fo:text-align="center" fo:line-height="200%"/>
      <style:text-properties style:font-name="Times New Roman" style:font-name-complex="Times New Roman" fo:font-weight="bold" style:font-weight-asian="bold" style:font-weight-complex="bold" style:language-complex="en" style:country-complex="US"/>
    </style:style>
    <style:style style:name="P45" style:parent-style-name="Standard" style:family="paragraph">
      <style:paragraph-properties fo:line-height="200%">
        <style:tab-stops>
          <style:tab-stop style:type="right" style:position="6.9895in"/>
        </style:tab-stops>
      </style:paragraph-properties>
    </style:style>
    <style:style style:name="T46" style:parent-style-name="DefaultParagraphFont" style:family="text">
      <style:text-properties style:font-name="Times New Roman" style:font-name-complex="Times New Roman" fo:font-weight="bold" style:font-weight-asian="bold" style:font-weight-complex="bold" style:language-complex="en" style:country-complex="US"/>
    </style:style>
    <style:style style:name="T47" style:parent-style-name="DefaultParagraphFont" style:family="text">
      <style:text-properties style:font-name="Times New Roman" style:font-name-complex="Times New Roman" fo:font-weight="bold" style:font-weight-asian="bold" style:font-weight-complex="bold" style:language-complex="en" style:country-complex="US"/>
    </style:style>
    <style:style style:name="P48" style:parent-style-name="Standard" style:family="paragraph">
      <style:paragraph-properties fo:line-height="200%">
        <style:tab-stops>
          <style:tab-stop style:type="right" style:position="6.9895in"/>
        </style:tab-stops>
      </style:paragraph-properties>
    </style:style>
    <style:style style:name="T49" style:parent-style-name="DefaultParagraphFont" style:family="text">
      <style:text-properties style:font-name="Times New Roman" style:font-name-complex="Times New Roman" fo:font-weight="bold" style:font-weight-asian="bold" style:font-weight-complex="bold" style:language-complex="en" style:country-complex="US"/>
    </style:style>
    <style:style style:name="T50" style:parent-style-name="DefaultParagraphFont" style:family="text">
      <style:text-properties style:font-name="Times New Roman" style:font-name-complex="Times New Roman" fo:font-weight="bold" style:font-weight-asian="bold" style:font-weight-complex="bold" style:language-complex="en" style:country-complex="US"/>
    </style:style>
    <style:style style:name="T51" style:parent-style-name="DefaultParagraphFont" style:family="text">
      <style:text-properties style:font-name="Times New Roman" style:font-name-complex="Times New Roman" fo:font-weight="bold" style:font-weight-asian="bold" style:font-weight-complex="bold" style:language-complex="en" style:country-complex="US"/>
    </style:style>
    <style:style style:name="T52" style:parent-style-name="DefaultParagraphFont" style:family="text">
      <style:text-properties style:font-name="Times New Roman" style:font-name-complex="Times New Roman" fo:font-weight="bold" style:font-weight-asian="bold" style:font-weight-complex="bold" style:text-position="super 66.6%" style:language-complex="en" style:country-complex="US"/>
    </style:style>
    <style:style style:name="T53" style:parent-style-name="DefaultParagraphFont" style:family="text">
      <style:text-properties style:font-name="Times New Roman" style:font-name-complex="Times New Roman" fo:font-weight="bold" style:font-weight-asian="bold" style:font-weight-complex="bold" style:language-complex="en" style:country-complex="US"/>
    </style:style>
    <style:style style:name="T54" style:parent-style-name="DefaultParagraphFont" style:family="text">
      <style:text-properties style:font-name="Times New Roman" style:font-name-complex="Times New Roman" fo:font-weight="bold" style:font-weight-asian="bold" style:font-weight-complex="bold" style:language-complex="en" style:country-complex="US"/>
    </style:style>
    <style:style style:name="P55" style:parent-style-name="Standard" style:family="paragraph">
      <style:paragraph-properties fo:line-height="200%"/>
    </style:style>
    <style:style style:name="T56" style:parent-style-name="DefaultParagraphFont" style:family="text">
      <style:text-properties style:font-name="Times New Roman" style:font-name-complex="Times New Roman" fo:font-weight="bold" style:font-weight-asian="bold" style:font-weight-complex="bold" style:language-complex="en" style:country-complex="US"/>
    </style:style>
    <style:style style:name="T57" style:parent-style-name="DefaultParagraphFont" style:family="text">
      <style:text-properties style:font-name="Times New Roman" style:font-name-complex="Times New Roman" fo:font-weight="bold" style:font-weight-asian="bold" style:font-weight-complex="bold" style:text-position="super 66.6%" style:language-complex="en" style:country-complex="US"/>
    </style:style>
    <style:style style:name="T58" style:parent-style-name="DefaultParagraphFont" style:family="text">
      <style:text-properties style:font-name="Times New Roman" style:font-name-complex="Times New Roman" fo:font-weight="bold" style:font-weight-asian="bold" style:font-weight-complex="bold" style:language-complex="en" style:country-complex="US"/>
    </style:style>
    <style:style style:name="P59" style:parent-style-name="Standard" style:family="paragraph">
      <style:paragraph-properties fo:line-height="200%"/>
    </style:style>
    <style:style style:name="T60" style:parent-style-name="DefaultParagraphFont" style:family="text">
      <style:text-properties style:font-name="Times New Roman" style:font-name-complex="Times New Roman" fo:font-weight="bold" style:font-weight-asian="bold" style:font-weight-complex="bold" style:language-complex="en" style:country-complex="US"/>
    </style:style>
    <style:style style:name="P61"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62" style:parent-style-name="DefaultParagraphFont" style:family="text">
      <style:text-properties style:font-name="Times New Roman" style:font-name-complex="Times New Roman" fo:font-weight="bold" style:font-weight-asian="bold" style:font-weight-complex="bold"/>
    </style:style>
    <style:style style:name="T63" style:parent-style-name="DefaultParagraphFont" style:family="text">
      <style:text-properties style:font-name="Times New Roman" style:font-name-complex="Times New Roman" fo:font-weight="bold" style:font-weight-asian="bold" style:font-weight-complex="bold"/>
    </style:style>
    <style:style style:name="T64" style:parent-style-name="DefaultParagraphFont" style:family="text">
      <style:text-properties style:font-name="Times New Roman" style:font-name-complex="Times New Roman" fo:font-weight="bold" style:font-weight-asian="bold" style:font-weight-complex="bold"/>
    </style:style>
    <style:style style:name="P65"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66" style:parent-style-name="DefaultParagraphFont" style:family="text">
      <style:text-properties style:font-name="Times New Roman" style:font-name-complex="Times New Roman" fo:font-weight="bold" style:font-weight-asian="bold" style:font-weight-complex="bold"/>
    </style:style>
    <style:style style:name="T67" style:parent-style-name="DefaultParagraphFont" style:family="text">
      <style:text-properties style:font-name="Times New Roman" style:font-name-complex="Times New Roman" fo:font-weight="bold" style:font-weight-asian="bold" style:font-weight-complex="bold"/>
    </style:style>
    <style:style style:name="T68" style:parent-style-name="DefaultParagraphFont" style:family="text">
      <style:text-properties style:font-name="Times New Roman" style:font-name-complex="Times New Roman" fo:font-weight="bold" style:font-weight-asian="bold" style:font-weight-complex="bold"/>
    </style:style>
    <style:style style:name="T69" style:parent-style-name="DefaultParagraphFont" style:family="text">
      <style:text-properties style:font-name="Times New Roman" style:font-name-complex="Times New Roman" fo:font-weight="bold" style:font-weight-asian="bold" style:font-weight-complex="bold"/>
    </style:style>
    <style:style style:name="P70"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71" style:parent-style-name="DefaultParagraphFont" style:family="text">
      <style:text-properties style:font-name="Times New Roman" style:font-name-complex="Times New Roman" fo:font-weight="bold" style:font-weight-asian="bold" style:font-weight-complex="bold"/>
    </style:style>
    <style:style style:name="P72"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T73" style:parent-style-name="DefaultParagraphFont" style:family="text">
      <style:text-properties style:font-name="Times New Roman" style:font-name-complex="Times New Roman" fo:font-weight="bold" style:font-weight-asian="bold" style:font-weight-complex="bold"/>
    </style:style>
    <style:style style:name="P74"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Times New Roman" style:font-name-complex="Times New Roman" fo:font-weight="bold" style:font-weight-asian="bold" style:font-weight-complex="bold"/>
    </style:style>
    <style:style style:name="P75"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Times New Roman" style:font-name-complex="Times New Roman" fo:font-weight="bold" style:font-weight-asian="bold" style:font-weight-complex="bold"/>
    </style:style>
    <style:style style:name="P76"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Times New Roman" style:font-name-complex="Times New Roman" fo:font-weight="bold" style:font-weight-asian="bold" style:font-weight-complex="bold"/>
    </style:style>
    <style:style style:name="P77"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Times New Roman" style:font-name-complex="Times New Roman" fo:font-weight="bold" style:font-weight-asian="bold" style:font-weight-complex="bold"/>
    </style:style>
    <style:style style:name="P78"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Times New Roman" style:font-name-complex="Times New Roman" fo:font-weight="bold" style:font-weight-asian="bold" style:font-weight-complex="bold"/>
    </style:style>
    <style:style style:name="P79"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Times New Roman" style:font-name-complex="Times New Roman" fo:font-weight="bold" style:font-weight-asian="bold" style:font-weight-complex="bold"/>
    </style:style>
    <style:style style:name="P80"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Times New Roman" style:font-name-complex="Times New Roman" fo:font-weight="bold" style:font-weight-asian="bold" style:font-weight-complex="bold"/>
    </style:style>
    <style:style style:name="P81"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Times New Roman" style:font-name-complex="Times New Roman" fo:font-weight="bold" style:font-weight-asian="bold" style:font-weight-complex="bold"/>
    </style:style>
    <style:style style:name="P82"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Times New Roman" style:font-name-complex="Times New Roman" fo:font-weight="bold" style:font-weight-asian="bold" style:font-weight-complex="bold"/>
    </style:style>
    <style:style style:name="P83"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text-properties style:font-name="Times New Roman" style:font-name-complex="Times New Roman" fo:font-weight="bold" style:font-weight-asian="bold" style:font-weight-complex="bold"/>
    </style:style>
    <style:style style:name="P84"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85"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86"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87"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88"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89"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90"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91"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92"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93"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94"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95"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96"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97"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98"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99"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00"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01"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02"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03"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04"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05"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06"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07"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08"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09"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10"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11"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12"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13"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14"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15"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16"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17"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18"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19"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20"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21"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22"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23"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24"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25"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26"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27"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28"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29"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30"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31"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32"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33"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34"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35"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36"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37"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38"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39"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40"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41"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42"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43"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44"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45"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46"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47"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48"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49"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50"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51"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52"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53"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54"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55"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56"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57"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58"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59"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60"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61"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62"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63"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64"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65"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66"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67"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style:style style:name="P168" style:parent-style-name="Standard" style:family="paragraph">
      <style:paragraph-properties fo:line-height="200%">
        <style:tab-stops>
          <style:tab-stop style:type="left" style:position="0in"/>
          <style:tab-stop style:type="center" style:position="3.5583in"/>
          <style:tab-stop style:type="right" style:position="6.9895in"/>
        </style:tab-stops>
      </style:paragraph-properties>
    </style:style>
  </office:automatic-styles>
  <office:body>
    <office:text text:use-soft-page-breaks="true">
      <text:p text:style-name="P1"><text:span text:style-name="T2">A REPORT</text:span></text:p>
      <text:p text:style-name="P3"><text:span text:style-name="T4">ON</text:span></text:p>
      <text:p text:style-name="P5"><text:span text:style-name="T6">APPLICATION OF DATA ANALYSIS ON NUCLEAR DATA</text:span></text:p>
      <text:p text:style-name="P7"/>
      <text:p text:style-name="P8"/>
      <text:p text:style-name="P9"><text:span text:style-name="T10">BY</text:span></text:p>
      <text:p text:style-name="P11"><text:span text:style-name="T12">AYUSH JAIN</text:span></text:p>
      <text:p text:style-name="P13"><text:span text:style-name="T14">2017A7PS00093P</text:span></text:p>
      <text:p text:style-name="P15"><text:span text:style-name="T16">B.E. (HONS.) COMPUTER SCIENCE AND ENGINEERING</text:span></text:p>
      <text:p text:style-name="P17"/>
      <text:p text:style-name="P18"><text:span text:style-name="T19">AT</text:span></text:p>
      <text:p text:style-name="P20"/>
      <text:p text:style-name="P21"><text:span text:style-name="T22">INDIRA GANDHI CENTRE FOR ATOMIC RESEARCH, KALPAKKAM</text:span></text:p>
      <text:p text:style-name="P23"/>
      <text:p text:style-name="P24"><text:span text:style-name="T25">A Practice School-I station of</text:span></text:p>
      <text:p text:style-name="P26"/>
      <text:p text:style-name="P27"><text:span text:style-name="T28">BIRLA<text:s/></text:span><text:span text:style-name="T29">INSTITUTE OF TECHNOLOGY &amp; SCIENCE, PILANI</text:span></text:p>
      <text:p text:style-name="P30"><text:span text:style-name="T31">(July, 2019)</text:span></text:p>
      <text:p text:style-name="P32"/>
      <text:p text:style-name="P33"/>
      <text:p text:style-name="P34"/>
      <text:p text:style-name="P35"/>
      <text:p text:style-name="P36"/>
      <text:p text:style-name="P37"/>
      <text:p text:style-name="P38"><text:span text:style-name="T39">BIRLA INSTITUTE OF TECHNOLOGY AND SCIENCE</text:span></text:p>
      <text:p text:style-name="P40"><text:span text:style-name="T41">PILANI (RAJASTHAN)</text:span></text:p>
      <text:p text:style-name="P42"><text:span text:style-name="T43">Practice School Division</text:span></text:p>
      <text:p text:style-name="P44"/>
      <text:p text:style-name="P45"><text:span text:style-name="T46">Station: Indira Gandhi Centre for Atomic Research</text:span><text:span text:style-name="T47"><text:tab/>Centre: Kalpakkam</text:span></text:p>
      <text:p text:style-name="P48"><text:span text:style-name="T49">Duration: 52 days</text:span><text:span text:style-name="T50"><text:tab/>Start<text:s/></text:span><text:span text:style-name="T51">Date:21</text:span><text:span text:style-name="T52">st</text:span><text:span text:style-name="T53"><text:s/>May 2019</text:span><text:span text:style-name="T54"><text:tab/></text:span></text:p>
      <text:p text:style-name="P55"><text:span text:style-name="T56">Date of submission: 11</text:span><text:span text:style-name="T57">th</text:span><text:span text:style-name="T58"><text:s/>June 2019</text:span></text:p>
      <text:p text:style-name="P59"><text:span text:style-name="T60">Title of the Project: Application of data analysis on nuclear data.</text:span></text:p>
      <text:p text:style-name="P61"><text:span text:style-name="T62">ID No:2017A7PS0093P</text:span><text:span text:style-name="T63"><text:tab/>Name: Ayush Jain<text:s/></text:span><text:span text:style-name="T64"><text:tab/>Discipline: Computer Science</text:span></text:p>
      <text:p text:style-name="P65"><text:span text:style-name="T66">Name of the Expert: Dr. R. Vijyalaxmi</text:span><text:span text:style-name="T67"><text:tab/></text:span><text:span text:style-name="T68"><text:tab/>Designation: Head, HTA Sect</text:span><text:span text:style-name="T69">ion</text:span></text:p>
      <text:p text:style-name="P70"><text:span text:style-name="T71">Name of the PS Faculty: Dr. Satyapaul Singh</text:span></text:p>
      <text:p text:style-name="P72"><text:span text:style-name="T73">Key Words: Crack Growth, Simulation, Fatigue</text:span></text:p>
      <text:p text:style-name="P74">Project Area: Fracture Mechanics</text:p>
      <text:p text:style-name="P75"/>
      <text:p text:style-name="P76"/>
      <text:p text:style-name="P77"/>
      <text:p text:style-name="P78"/>
      <text:p text:style-name="P79"/>
      <text:p text:style-name="P80"/>
      <text:p text:style-name="P81"/>
      <text:p text:style-name="P82"/>
      <text:p text:style-name="P83"/>
      <text:soft-page-break/>
      <text:p text:style-name="P84">Abstract</text:p>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soft-page-break/>
      <text:p text:style-name="P107">Table of contents</text:p>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soft-page-break/>
      <text:p text:style-name="P130">INTRODUCTION</text:p>
      <text:p text:style-name="P131">Natural Language Processing is one of the fastest growing fields in machine learning community. It aims to harness the enormous power of huge corpora of data to map it to useful information. There are many useful tasks that can be performed by it like machine translation, question-answering etc. For our project, we wanted to explore how we can make machine understand the word meanings in general and nuclear specific meanings in particular. But the major bottleneck is that machine cannot comprehend words and meanings like we humans can do so easily. It understands only 0 and 1 or abstractly the numbers. So it is important to map the words to a ssuitable vector space. In technical terms, we need to map words to their suitable embeddings. There were many approaches which have been used in the past to accomplish this task. <text:s/>The most ground-breaking of these have been Word2Vec(by M etal), followed by Glove and most recently by Elmo and Bert. After getting the word embeddings, we define a atrchitecture depending upon the task we want to achieve. On training on a suitable dataset, machine learns how to do that task itself. This is the basic methodology we use when we want to any task in the domain of machine learning.<text:s/></text:p>
      <text:p text:style-name="P132">This report aims to describe the study done till now, define the basic terminologies require to understand the problem, describes the major research questions and seek to answer those.<text:s/></text:p>
      <text:p text:style-name="P133"/>
      <text:p text:style-name="P134"/>
      <text:p text:style-name="P135"/>
      <text:p text:style-name="P136"/>
      <text:p text:style-name="P137"/>
      <text:p text:style-name="P138"/>
      <text:p text:style-name="P139"/>
      <text:soft-page-break/>
      <text:p text:style-name="P140">WORD EMBEDDINGS</text:p>
      <text:p text:style-name="P141">There are many approaches in the domain of natural language processing to produce the word embeddings. I describe some of the important and relevant ones.</text:p>
      <text:p text:style-name="P142">1. WORD2VEC</text:p>
      <text:p text:style-name="P143">The word2vec is unarguably is the most important breakthrough, which sparked a series of researches in the field of natural language processing. The step by step approach can be summarized as below:</text:p>
      <text:p text:style-name="P144">1. Preprocessing: This is common to majorly anything we do in NLP. The text data is usually very noisy and hence needs to be preprocessed. The sentences are divided<text:s/>into individual word tokens, removing the punctuations and the capitalizations involving many NLP techniques.<text:s/></text:p>
      <text:p text:style-name="P145">2. Vocabulary is formed by removing all the duplicates.</text:p>
      <text:p text:style-name="P146">3. A one-hot-encoding of all the words is formed based on the above formed vocabulary. These one-hot-encodings are grouped together to formed the input matrix to the architecture described in the word2vec paper.<text:s/></text:p>
      <text:p text:style-name="P147">For the brevity of this report, I won’t go into the details of the architecture. More details can be referred from the paper.</text:p>
      <text:p text:style-name="P148">The output of the word2vec is a dense representation of the semantic meanings of the words. We can measure the similarity between different words using cosine similarity. Like ‘queen’ and ‘women’ would be more similar than ‘queen’ and ‘man’. Many seemingly tasks can be performed using them like ‘queen’ – ‘woman’ + ‘man’ = ‘king’. These examples show that the word embeddings are not any random numbers but captures the relative meanings of the language.</text:p>
      <text:p text:style-name="P149">Though they perform a very good task in capturing meaning of the language, but while analysing our task at hand, we realized that the major problem which our final product can face is “word sense disambiguation”.</text:p>
      <text:soft-page-break/>
      <text:p text:style-name="P150">Polysemy refers to the existence of multiple meanings of the same word. For example boiler can be ‘boiler in nuclear industry’, a boiler used in homes, etc. We humans are great in recognising what a word means depending on the context it’s used in. But the problem with the word2vec embeddings are that every word is represented by only one vector. And since the published pre-trained word2vec embeddings are trained on Wikipedia and general words dataset, it is not directly suitable for our case. Let’s understand this with an example.</text:p>
      <text:p text:style-name="P151">Let’s consider the word ‘fuel’. Fuel can be associated with ‘automobile fuel’, ‘nuclear fuel’, ‘movie Fuel’, ‘fuel computer language’ etc. Now since it is trained on a general dataset, it is more similar to automobile fuel than nuclear fuel. But for our use case, we would like to have a word embeddings which is able to give more weight to our domain.<text:s/></text:p>
      <text:p text:style-name="P152">Hence we thought of performing an experiment to adjust the word2vec vectors, shift them towards the nuclear words. There were many obstacles in this approach:</text:p>
      <text:p text:style-name="P153">1. Do we have to manually select the words whose vectors we would like to shift? -The idea was that first for testing we would handpick some particular ambiguous words, again train the already trained embeddings on a custom made dataset. The intuition was that the word vector would shift towards nuclear domain. If it was successful, then we can retrain the word2vec embeddings on a bigger nuclear dataset, so that all the ambiguous words will shift towards nuclear semantic. It is then we encounter the next problem.</text:p>
      <text:p text:style-name="P154">2. Word2vec does not handle out of vocabulary(OOV) words well. What it means is that word2vec is trained on a fixed vocabulary and all the words which are out of its vocabulary, it simply ignores it. This is very harmful for our case, because nuclear data would have loads of words which would not have occurred in the dataset on which word2vec was trained.<text:s/></text:p>
      <text:soft-page-break/>
      <text:p text:style-name="P155">3. Ignoring the OOV words also, it would require a significant amount of data to have appreciable deflectioins in the word2vec vectors, because the hidden layers have a huge amount of parameters. Such a huge amount of data would be very difficult to obtain.</text:p>
      <text:p text:style-name="P156"/>
      <text:p text:style-name="P157">While meddling with these problems, we come across a very recent paper by Google ‘BERT’. It has very elegantly handled the exact problem which we were facing. Instead of changing the word2vec model, it changed the entire architecture of how the machine learns the embeddings. The previous works in this domain like Elmo and OpenAI GPT tried to understand the context by reading from left/right and predicting the next words using powerful architectures, the transformers, which outperforms a very popular architecture Long Short Term Memory(LSTM) in retaining the context of the sentence. Though it outperformed the then state of the art accuracies, they suffered from a major problem which BERT solved. The intuition of the problem lies in how humans comprehend the language. We consciously/unconsciously get the context of the word by understanding the words both on left and right of that word. This is exactly what BERT tries to do. But a major problem with this approach is that if it sees both left and right, then it will be able to actually see the word in advance. Hence it might be able to cheat its way out! To mitigating this problem, they cleverly used masking, to mask some parts of the word. The detailed masking procedure is described in this excellent research paper. Though the BERT model is also trained on general Wikipedia dataset, it gives the flexibility to transfer learn domain-specific embeddings. It banks on the already pre-trained word embeddings, which can be further trained on a domain specific dataset. The idea of transfer learning, motivated by computer vision, enables to learn the embeddings with a smaller dataset.<text:s/></text:p>
      <text:p text:style-name="P158"/>
      <text:soft-page-break/>
      <text:p text:style-name="P159">Many research papers have come on BERT like sciBERT, bioBERT which trained on the scientific research papers and biomedical datasets respectively and outperformed state of the art models on many tasks like question-answering, Name-entity-recognition etc. It proves that using a context specific word embeddings can go a long way in solving the polysemy problem and better understanding of the problem.</text:p>
      <text:p text:style-name="P160">All these researches evaluated their models on the publically published gold standard dataset. But the major problem in our domain is that there is no publically available gold standard dataset. So we would have to take expert opinion for evaluating our results.</text:p>
      <text:p text:style-name="P161">So we started working towards making the question answering platform. It is then, we encountered our next big problem. Agreed that we can have our customized word embeddings from BERT, but if we use these embeddings to make the question-answering platform but train the question-answering platform on the general datasets, then it won’t make sense as it would try to answer according to perspective of nuclear expert but the question is out of his domain! We need to train it on the nuclear dataset only. But there is no dataset available online. And making the dataset would be a huge task, because we would have to read a paragraph, generate a few questions, and then answer it.<text:s/></text:p>
      <text:p text:style-name="P162">On a lot of searching the net, I came across this paper, which takes a paragraph as input and generates general questions. This seems to be a perfect solution to our task. It makes use of seq2seq architecture to take a paragraph and generate questions. There are many approaches for automatically generating questions from the paragraphs and we would explore and experiment with them.</text:p>
      <text:p text:style-name="P163"/>
      <text:p text:style-name="P164"/>
      <text:p text:style-name="P165"/>
      <text:p text:style-name="P166"/>
      <text:p text:style-name="P167"/>
      <text:p text:style-name="P1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9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yush Jain</dc:creator>
    <meta:creation-date>2019-06-09T04:52:00Z</meta:creation-date>
    <dc:date>2019-06-09T19:12:00Z</dc:date>
    <meta:template xlink:href="Normal" xlink:type="simple"/>
    <meta:editing-cycles>3</meta:editing-cycles>
    <meta:editing-duration>PT9360S</meta:editing-duration>
    <meta:document-statistic meta:page-count="10" meta:paragraph-count="19" meta:word-count="1443" meta:character-count="9654" meta:row-count="68" meta:non-whitespace-character-count="8230"/>
  </office:meta>
</office:document-meta>
</file>